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size="10.5pt" fo:background-color="transparent" style:font-size-asian="10.5pt" style:font-size-complex="10.5pt"/>
    </style:style>
    <style:style style:name="P7" style:family="paragraph" style:parent-style-name="BODY">
      <style:paragraph-properties fo:margin-top="0in" fo:margin-bottom="0in" fo:line-height="100%"/>
      <style:text-properties style:font-name="Georgia" fo:font-size="10.5pt" fo:background-color="transparent" style:font-size-asian="10.5pt" style:font-size-complex="10.5pt"/>
    </style:style>
    <style:style style:name="P8" style:family="paragraph" style:parent-style-name="Standard">
      <style:paragraph-properties fo:margin-top="0in" fo:margin-bottom="0in" fo:line-height="100%"/>
      <style:text-properties style:font-name="Georgia" fo:font-size="10.5pt" fo:background-color="transparen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style:font-name="Georgia" fo:font-size="10.5pt" fo:background-color="transparent" style:font-size-asian="10.5pt" style:font-size-complex="10.5pt"/>
    </style:style>
    <style:style style:name="P11" style:family="paragraph" style:parent-style-name="Standard">
      <style:paragraph-properties fo:margin-top="0in" fo:margin-bottom="0in" fo:line-height="100%"/>
      <style:text-properties fo:font-size="10.5pt" fo:background-color="transparent" style:font-size-asian="10.5pt" style:font-size-complex="10.5pt"/>
    </style:style>
    <style:style style:name="P12" style:family="paragraph" style:parent-style-name="Standard">
      <style:paragraph-properties fo:margin-top="0in" fo:margin-bottom="0in" fo:line-height="100%"/>
      <style:text-properties fo:color="#000000" fo:font-size="10.5pt" fo:background-color="transparent" style:font-size-asian="10.5pt" style:font-size-complex="10.5pt"/>
    </style:style>
    <style:style style:name="P1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color="#208020" style:font-name="Georgia" fo:font-size="10pt" fo:language="none" fo:country="none" style:text-underline-style="solid" style:text-underline-width="auto" style:text-underline-color="font-color" style:font-name-asian="Georgia" style:font-size-asian="10pt" style:language-asian="none" style:country-asian="none" style:font-name-complex="Georgia" style:font-size-complex="10pt" style:language-complex="none" style:country-complex="none"/>
    </style:style>
    <style:style style:name="T5" style:family="text">
      <style:text-properties fo:color="#208020"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6" style:family="text">
      <style:text-properties fo:color="#208020"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fo:color="#208020" fo:font-size="10pt" fo:language="none" fo:country="none" style:text-underline-style="solid" style:text-underline-width="auto" style:text-underline-color="font-color" style:font-name-asian="Georgia" style:font-size-asian="10pt" style:language-asian="none" style:country-asian="none" style:font-name-complex="Georgia" style:font-size-complex="10pt" style:language-complex="none" style:country-complex="none"/>
    </style:style>
    <style:style style:name="T8" style:family="text">
      <style:text-properties fo:color="#208020"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9" style:family="text">
      <style:text-properties style:font-name="Georgia"/>
    </style:style>
    <style:style style:name="T10"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11" style:family="text">
      <style:text-properties style:font-name="Georgia" fo:font-size="10pt" fo:language="none" fo:country="none" fo:background-color="#ffff40" style:font-name-asian="Georgia" style:font-size-asian="10pt" style:language-asian="none" style:country-asian="none" style:font-name-complex="Georgia" style:font-size-complex="10pt" style:language-complex="none" style:country-complex="none"/>
    </style:style>
    <style:style style:name="T12" style:family="text">
      <style:text-properties style:font-name="Georgia" fo:language="zxx" fo:country="none" style:font-name-asian="Georgia" style:language-asian="zxx" style:country-asian="none" style:font-name-complex="Georgia" style:language-complex="zxx" style:country-complex="none"/>
    </style:style>
    <style:style style:name="T13" style:family="text">
      <style:text-properties style:font-name="Georgia" fo:language="zxx" fo:country="none" style:text-underline-style="solid" style:text-underline-width="auto" style:text-underline-color="font-color" fo:font-weight="bold" style:font-name-asian="Georgia" style:language-asian="zxx" style:country-asian="none" style:font-weight-asian="bold" style:font-name-complex="Georgia" style:language-complex="zxx" style:country-complex="none" style:font-weight-complex="bold"/>
    </style:style>
    <style:style style:name="T14"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15" style:family="text">
      <style:text-properties style:font-name="Georgia" fo:font-weight="bold" style:font-weight-asian="bold" style:font-weight-complex="bold"/>
    </style:style>
    <style:style style:name="T16" style:family="text">
      <style:text-properties style:font-name="Georgia" fo:language="none" fo:country="none" style:font-name-asian="Georgia" style:language-asian="none" style:country-asian="none" style:font-name-complex="Georgia" style:language-complex="none" style:country-complex="none"/>
    </style:style>
    <style:style style:name="T17" style:family="text">
      <style:text-properties style:font-name="Georgia" fo:language="none" fo:country="none" fo:background-color="#ffff40" style:font-name-asian="Georgia" style:language-asian="none" style:country-asian="none" style:font-name-complex="Georgia" style:language-complex="none" style:country-complex="none"/>
    </style:style>
    <style:style style:name="T18"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9"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0" style:family="text">
      <style:text-properties fo:color="#545454"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21" style:family="text">
      <style:text-properties fo:color="#545454"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22"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3" style:family="text">
      <style:text-properties fo:color="#545454"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24" style:family="text">
      <style:text-properties fo:color="#545454" fo:language="zxx" fo:country="none" fo:font-style="italic" fo:background-color="transparent" style:font-name-asian="Georgia" style:language-asian="zxx" style:country-asian="none" style:font-style-asian="italic" style:font-name-complex="Georgia" style:language-complex="zxx" style:country-complex="none" style:font-style-complex="italic"/>
    </style:style>
    <style:style style:name="T25"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26" style:family="text">
      <style:text-properties fo:font-size="10pt" fo:language="none" fo:country="none" fo:background-color="#ffff40" style:font-name-asian="Georgia" style:font-size-asian="10pt" style:language-asian="none" style:country-asian="none" style:font-name-complex="Georgia" style:font-size-complex="10pt" style:language-complex="none" style:country-complex="none"/>
    </style:style>
    <style:style style:name="T27" style:family="text">
      <style:text-properties fo:color="#bf3030" style:font-name="Georgia" fo:language="zxx" fo:country="none" style:font-name-asian="Georgia" style:language-asian="zxx" style:country-asian="none" style:font-name-complex="Georgia" style:language-complex="zxx" style:country-complex="none"/>
    </style:style>
    <style:style style:name="T28" style:family="text">
      <style:text-properties fo:language="zxx" fo:country="none" style:font-name-asian="Georgia" style:language-asian="zxx" style:country-asian="none" style:font-name-complex="Georgia" style:language-complex="zxx" style:country-complex="none"/>
    </style:style>
    <style:style style:name="T29" style:family="text">
      <style:text-properties fo:language="zxx" fo:country="none" fo:background-color="transparent" style:font-name-asian="Georgia" style:language-asian="zxx" style:country-asian="none" style:font-name-complex="Georgia" style:language-complex="zxx" style:country-complex="none"/>
    </style:style>
    <style:style style:name="T30" style:family="text">
      <style:text-properties fo:background-color="transparent"/>
    </style:style>
    <style:style style:name="T31" style:family="text">
      <style:text-properties fo:color="#000000" fo:language="zxx" fo:country="none" style:text-underline-style="none" fo:background-color="transparent" style:font-name-asian="Georgia" style:language-asian="zxx" style:country-asian="none" style:font-name-complex="Georgia" style:language-complex="zxx" style:country-complex="none"/>
    </style:style>
    <style:style style:name="T32" style:family="text">
      <style:text-properties fo:color="#000000" style:font-name="Georgia" fo:language="zxx" fo:country="none" style:font-name-asian="Georgia" style:language-asian="zxx" style:country-asian="none" style:font-name-complex="Georgia" style:language-complex="zxx" style:country-complex="none"/>
    </style:style>
    <style:style style:name="T33" style:family="text">
      <style:text-properties fo:color="#000000" style:font-name="Georgia" fo:language="zxx" fo:country="none" fo:font-style="italic" style:font-name-asian="Georgia" style:language-asian="zxx" style:country-asian="none" style:font-style-asian="italic" style:font-name-complex="Georgia" style:language-complex="zxx"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ollowing the Road Signs</text:p>
      <text:p text:style-name="P1"/>
      <text:p text:style-name="P2"><text:span text:style-name="T1">Read:</text:span><text:span text:style-name="T3"> I Kings 22:6-28</text:span></text:p>
      <text:p text:style-name="P3"/>
      <text:p text:style-name="P4"><text:span text:style-name="T1">Text:</text:span><text:span text:style-name="T3"> II </text:span><text:span text:style-name="T31">Timothy 3:16</text:span><text:span text:style-name="T29"> "All scripture </text:span><text:span text:style-name="T24">is</text:span><text:span text:style-name="T29"> given by inspiration of God, and </text:span><text:span text:style-name="T24">is</text:span><text:span text:style-name="T29"> profitable for doctrine, for reproof, for correction, for instruction in righteousness:"</text:span></text:p>
      <text:p text:style-name="P5"/>
      <text:h text:style-name="P4" text:outline-level="3"><text:span text:style-name="T1">Introduction:</text:span><text:span text:style-name="T3"> Have you ever heard a, well meaning, Christian say to one who is new to the faith or perhaps is a little disagreeable: “We don't worry about doctrine here. We just love everybody.” I wonder do they even know what doctrine is. Perhaps they missed the memo. Doctrine as used in the new Testament actually refers to “Divine Expression.” It is as if they are saying: </text:span><text:span text:style-name="T30">“We don't worry about what God says here. We just love everybody.” The body of Christ would be a lot better off if they were concerned about sound doctrine. </text:span></text:h>
      <text:p text:style-name="P8"/>
      <text:p text:style-name="P11"><text:span text:style-name="T15">The Sermon on the Mount:</text:span><text:span text:style-name="T9"> How many people have received great comfort and blessing from this discourse proclaimed by the mouth of Christ! The conclusion of this great sermon is followed by this phrase: “</text:span><text:span text:style-name="T12">And it came to pass, when Jesus had ended these sayings, the people were astonished at his </text:span><text:span text:style-name="T13">doctrine</text:span><text:span text:style-name="T12">."</text:span></text:p>
      <text:p text:style-name="P11"><text:span text:style-name="T12"><text:s text:c="2"/>What was "His Doctrine?" Jesus said in John 7 "</text:span><text:span text:style-name="T32">My doctrine is not mine, but his that sent me. If any man will do his will, he shall know of the doctrine, whether it be of God, or </text:span><text:span text:style-name="T33">whether</text:span><text:span text:style-name="T32"> I speak of myself."</text:span></text:p>
      <text:p text:style-name="P12"><text:span text:style-name="T12"/></text:p>
      <text:p text:style-name="P12"><text:span text:style-name="T14">400 Lying Prophets:</text:span><text:span text:style-name="T12"> We read in I Kings about 400 prophets who couldn't tell the difference between a lying spirit and the Spirit of God. They were unconcerned about whether their words were a divine expres-sion or the words of a lying spirit as long as they pleased the king.</text:span></text:p>
      <text:p text:style-name="P12"><text:span text:style-name="T12"><text:s text:c="2"/>When one prophet stood up and gave clear expression to the words of God, he was vilified by the other prophets. Let me ask you a couple of questions: Whose message was better received by the king? Whose message did the king need to hear? Whose message was sound doctrine?</text:span></text:p>
      <text:p text:style-name="P12"><text:span text:style-name="T12"><text:s text:c="2"/>Godly people love the purveyor of sound doctrine. Preach it loud, clear and hard and you will find some of your harshest critics will come from within the church.</text:span></text:p>
      <text:p text:style-name="P12"><text:span text:style-name="T12"/></text:p>
      <text:p text:style-name="P12"><text:span text:style-name="T14">The Battle of the Bulge:</text:span><text:span text:style-name="T12"> (For those not well versed in history you may need to know that the battle of the bulge is not a diet) Several days before this critical battle the German army parachuted solders disguised as Americans behind Allied lines. Their mission was to change directional signs on the roads. Signs pointing to stragetic locations were turned around. This caused much confusion during the battle. Entire divisions of soldiers never made it to the spots that they were assigned. When troops were contacted by radio to come up and assist a weak spot in the line many never made it. This caused a greater loss of Allied lives and nearly allowed a German victory.</text:span></text:p>
      <text:p text:style-name="P12"><text:span text:style-name="T12"><text:s text:c="2"/>We live in a time where the enemy is turning and twisting sign posts. This is causing many in the body of Christ to become sidetracked. They are prepared for battle but not in the fight.</text:span></text:p>
      <text:p text:style-name="P12"><text:span text:style-name="T12"><text:s text:c="2"/>Some churches are running excellent recovery programs for various addictions with great success. Other churches are feeding those who are hungry up to three meals a day. There are churches involved in youth programs that get kids off the streets and away from trouble. There are church programs that involve music, quilting, sewing, camping, sports and you name it. There are kids programs, youth programs, single programs, young married programs, senior saints programs. Actually there is much good in many or even all of these programs. </text:span></text:p>
      <text:p text:style-name="P12"><text:span text:style-name="T12"><text:s text:c="2"/>In many situations the church has gone in the wrong direction, all the while thinking, that we are doing the will of God because the enemy has changed the signs. Nothing wrong with what were doing as long as we remember that we are not hear to make the hungry into the well fed. We share the gospel and if we can feed them the message will be better received. Get the kids off the street that leads to prison but don't settle for getting them on a better street. Get them started on the road to heaven. Don't settle for getting our seniors out of the house and active in the community...lets get them saved and leading others to Christ as well. </text:span></text:p>
      <text:p text:style-name="P12"><text:span text:style-name="T12"><text:s text:c="2"/>There's a war to be won here and we need to follow the map and not get distracted by feel good signs. </text:span></text:p>
      <text:p text:style-name="P12"><text:span text:style-name="T12"/></text:p>
      <text:p text:style-name="P8"><text:span text:style-name="T2">Conclude:</text:span> There are millions of people who are in church this week who believe that their Christian roots and goodness are enough to grant them entrance to heaven. Many have never trusted Christ as their savior; they assume that they are saved. Yesterday Louella attended the funeral of her sister. It is of critical importance that Sue followed sound doctrine for her eternal destiny was determined by that one choice.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8-09-14T23:19:25.58</dc:date>
    <meta:editing-duration>PT8H25M20S</meta:editing-duration>
    <meta:generator>OpenOffice/4.1.3$Win32 OpenOffice.org_project/413m1$Build-9783</meta:generator>
    <meta:document-statistic meta:table-count="0" meta:image-count="0" meta:object-count="0" meta:page-count="1" meta:paragraph-count="15" meta:word-count="808" meta:character-count="45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